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2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HUAMANI PEREZ, VIDA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568838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597065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HUAMANI PEREZ, VIDA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568838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38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119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19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2/07/2021</text:p>
          </table:table-cell>
          <table:table-cell table:style-name="Tabla2.A3" office:value-type="string">
            <text:p text:style-name="P16">165698</text:p>
          </table:table-cell>
          <table:table-cell table:style-name="Tabla2.D3" office:value-type="string">
            <text:p text:style-name="P17">119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3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3T00:42:0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